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36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063" calcext:value-type="float">
            <text:p>30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244" calcext:value-type="float">
            <text:p>-42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4])" office:value-type="float" office:value="-2461" calcext:value-type="float">
            <text:p>-2461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798.37" calcext:value-type="float">
            <text:p>17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3062.91" calcext:value-type="float">
            <text:p>3062.91</text:p>
          </table:table-cell>
          <table:table-cell table:formula="of:=SUM([.C1:.C70])" office:value-type="float" office:value="3062.91" calcext:value-type="float">
            <text:p>30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243.73" calcext:value-type="float">
            <text:p>-42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4])" office:value-type="float" office:value="2464.9" calcext:value-type="float">
            <text:p>2464.9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8:.C53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2" table:formula="of:=SUM([.C56:.C60])" office:value-type="float" office:value="62.92" calcext:value-type="float">
            <text:p>62.9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18-06-13" calcext:value-type="date">
            <text:p>2018-06-1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65:.C77])" office:value-type="float" office:value="1543.28" calcext:value-type="float">
            <text:p>1543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79])" office:value-type="float" office:value="4730.59" calcext:value-type="float">
            <text:p>4730.59</text:p>
          </table:table-cell>
          <table:table-cell table:formula="of:=SUM([.D1:.D79])" office:value-type="float" office:value="4730.59" calcext:value-type="float">
            <text:p>4730.5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4:.C95])" office:value-type="float" office:value="-886.12" calcext:value-type="float">
            <text:p>-886.12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0];[.D96])" office:value-type="float" office:value="3844.47" calcext:value-type="float">
            <text:p>3844.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9">0000-00-00</text:date>, <text:time style:data-style-name="N2" text:time-value="22:11:43.1537914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9T22:12:12.096730248</dc:date>
    <meta:editing-duration>P1DT8H50M1S</meta:editing-duration>
    <meta:editing-cycles>179</meta:editing-cycles>
    <meta:generator>LibreOffice/5.1.6.2$Linux_X86_64 LibreOffice_project/10m0$Build-2</meta:generator>
    <meta:document-statistic meta:table-count="4" meta:cell-count="600" meta:object-count="0"/>
  </office:meta>
</office:document-meta>
</file>